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9636"/>
    </style:style>
    <style:style style:name="P2" style:family="paragraph" style:parent-style-name="Standard">
      <style:text-properties officeooo:rsid="000b14d9" officeooo:paragraph-rsid="00173c5c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73c5c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73c5c" style:font-size-asian="10pt"/>
    </style:style>
    <style:style style:name="P5" style:family="paragraph" style:parent-style-name="Standard">
      <style:text-properties fo:color="#000000" style:font-name="Monospace" fo:font-size="10pt" officeooo:rsid="000b14d9" officeooo:paragraph-rsid="00173c5c" style:font-size-asian="10pt"/>
    </style:style>
    <style:style style:name="P6" style:family="paragraph" style:parent-style-name="Standard">
      <style:text-properties officeooo:paragraph-rsid="00185d1c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73c5c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b14d9" officeooo:paragraph-rsid="00173c5c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officeooo:rsid="001ba076"/>
    </style:style>
    <style:style style:name="T5" style:family="text">
      <style:text-properties officeooo:rsid="001c473c"/>
    </style:style>
    <style:style style:name="T6" style:family="text">
      <style:text-properties officeooo:rsid="001efa22"/>
    </style:style>
    <style:style style:name="T7" style:family="text">
      <style:text-properties officeooo:rsid="001a997f"/>
    </style:style>
    <style:style style:name="T8" style:family="text">
      <style:text-properties officeooo:rsid="00185d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## System Test UnstableSepsis //<text:span text:style-name="T5">Kasper Spencer</text:span></text:p>
      <text:p text:style-name="P6">1. <text:s/>Start the application</text:p>
      <text:p text:style-name="P6">2. <text:s/>Type the server location: “localhost:8080” when the “Enter server location: ”dialog pops up</text:p>
      <text:p text:style-name="P6">3. <text:s/>Type the username “admin” when the “Enter username” dialog pops up</text:p>
      <text:p text:style-name="P6">4. <text:s/>Type the password “Admin123” when the “Enter password” dialog pops up</text:p>
      <text:p text:style-name="P6">5. Type the number of reports: “1” <text:s/>when the “Enter number of reports” dialog pops up</text:p>
      <text:p text:style-name="P6">6. <text:s/>Type the patientID “1000<text:span text:style-name="T5">HU</text:span>” when the “Enter patientID” dialog pops up</text:p>
      <text:p text:style-name="P6"/>
      <text:p text:style-name="P6">The app should now display the message dialog:” Patient 1000<text:span text:style-name="T5">HU</text:span> exists“.</text:p>
      <text:p text:style-name="P6"/>
      <text:p text:style-name="P6"/>
      <text:p text:style-name="P6">7. Type “N” when prompted for information related to whether or not the patient is pregnant.</text:p>
      <text:p text:style-name="P6">8. Type “N” when prompted for information related to the need for vasopressor support.</text:p>
      <text:p text:style-name="P6"><text:span text:style-name="T6">9</text:span>. Type “<text:span text:style-name="T7">N</text:span>” when prompted for information related to whether or not the patient is inpatient.</text:p>
      <text:p text:style-name="P6">1<text:span text:style-name="T6">0</text:span>. Type “Y” when prompted for information related to whether or not the patient is responsive.</text:p>
      <text:p text:style-name="P6">1<text:span text:style-name="T6">1</text:span>. <text:s/>Type “<text:span text:style-name="T7">Y</text:span>” when prompted for information related to whether or not the patient has cardiac arrhythmia.</text:p>
      <text:p text:style-name="P6">1<text:span text:style-name="T6">2</text:span>. Type “N” when prompted for information related to whether or not the patient has a decline in baseline mental status.</text:p>
      <text:p text:style-name="P6">1<text:span text:style-name="T6">3</text:span>. Type “N” when prompted for information related to whether or not the patient has an infected skin wound.</text:p>
      <text:p text:style-name="P6">1<text:span text:style-name="T6">4</text:span>. Type “N” when prompted for information related to whether or not the patient has an infected invasive device.</text:p>
      <text:p text:style-name="P6">1<text:span text:style-name="T6">5</text:span>. <text:s/>Type “<text:span text:style-name="T7">N</text:span>” when prompted for information related to whether or not the patient has an infected recent surgical procedure.</text:p>
      <text:p text:style-name="P6">1<text:span text:style-name="T6">6</text:span>. <text:s/>Type “Y” when prompted for information related to whether or not the patient is immunocompromised.</text:p>
      <text:p text:style-name="P6">1<text:span text:style-name="T6">7</text:span>. Type “<text:span text:style-name="T7">400</text:span>” when prompted for the patient’s baseline respiratory PaOxy/FaOxy.</text:p>
      <text:p text:style-name="P6"><text:span text:style-name="T6">18</text:span>. Type “50” when prompted for the patient’s current respiratory PaOxy/FaOxy.</text:p>
      <text:p text:style-name="P6"><text:span text:style-name="T6">19</text:span>. <text:s/>Type “<text:span text:style-name="T7">3</text:span> when prompted for the patient’s baseline use of dopamine.</text:p>
      <text:p text:style-name="P6"><text:span text:style-name="T6">20</text:span>. <text:s/>Type “<text:span text:style-name="T7">17</text:span>” when prompted for the patient’s current use of dopamine.</text:p>
      <text:p text:style-name="P6">2<text:span text:style-name="T6">1</text:span>. Type “N” when prompted for information related to whether or not the patient had used any dobutamine yesterday.</text:p>
      <text:p text:style-name="P6">2<text:span text:style-name="T6">2</text:span>. Type “N” when prompted for information related to whether or not the patient had used any dobutamine recently.</text:p>
      <text:p text:style-name="P6">2<text:span text:style-name="T6">3</text:span>. Type “<text:span text:style-name="T7">0</text:span>” when prompted for the patient’s baseline use of epinephrine.</text:p>
      <text:p text:style-name="P6"><text:span text:style-name="T6">24</text:span>. Type “.<text:span text:style-name="T7">7</text:span>” when prompted for the patient’s current use of epinephrine.</text:p>
      <text:p text:style-name="P6"><text:span text:style-name="T6">25</text:span>. Type “<text:span text:style-name="T7">0</text:span>” when prompted for the patient’s baseline use of norepinephrine.</text:p>
      <text:p text:style-name="P6"><text:span text:style-name="T6">26</text:span>. Type “.<text:span text:style-name="T7">7</text:span>” when prompted for the patient’s current use of norepinephrine.</text:p>
      <text:p text:style-name="P6"><text:span text:style-name="T6">27</text:span>. Type “<text:span text:style-name="T7">15</text:span>” when prompted for the patient’s baseline Glasgow coma scale.</text:p>
      <text:p text:style-name="P6"><text:span text:style-name="T6">28</text:span>. Type “<text:span text:style-name="T7">6</text:span>” when prompted for the patient’s current Glasgow coma scal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After running the program, the console should display t<text:span text:style-name="T8">he following information:</text:span></text:p>
      <text:p text:style-name="P2"/>
      <text:p text:style-name="P5"><text:s text:c="2"/>Time Reported: 2020-11-18T14:57:22.751</text:p>
      <text:p text:style-name="P9"><text:span text:style-name="T1"><text:s text:c="2"/>PatientID: 1000HU</text:span></text:p>
      <text:p text:style-name="P9"><text:span text:style-name="T1"><text:s text:c="2"/>Patient Name: Spencer Kasper</text:span></text:p>
      <text:p text:style-name="P9"><text:span text:style-name="T1"><text:s text:c="2"/>Age: 21 years 5 months 16 days</text:span></text:p>
      <text:p text:style-name="P9"><text:span text:style-name="T1"><text:s text:c="2"/>Location: Amani Hospital</text:span></text:p>
      <text:p text:style-name="P9"><text:span text:style-name="T1"><text:s text:c="2"/>Body Temperature: 40.0 (C)</text:span></text:p>
      <text:p text:style-name="P9"><text:span text:style-name="T1"><text:s text:c="2"/>Heart Rate: 120.0 (bpm)</text:span></text:p>
      <text:p text:style-name="P9"><text:span text:style-name="T1"><text:s text:c="2"/>Respiratory Rate: 29.0 (bpm)</text:span></text:p>
      <text:p text:style-name="P9"><text:span text:style-name="T1">SEPSIS</text:span></text:p>
      <text:p text:style-name="P9"><text:span text:style-name="T1">2020-11-18T14:57:29.503: Cardiac arrhythmia: Yes</text:span></text:p>
      <text:p text:style-name="P9"><text:span text:style-name="T1">2020-11-18T12:14:34: WBCCount: 2.0</text:span></text:p>
      <text:p text:style-name="P9"><text:span text:style-name="T1">2020-11-18T14:57:30.780: Decline in baseline mental status: No</text:span></text:p>
      <text:p text:style-name="P9"><text:span text:style-name="T1">2020-11-18T12:14:34: Creatinine in blood (mg/dL): 56.0</text:span></text:p>
      <text:p text:style-name="P9"><text:span text:style-name="T1">2020-11-18T12:14:04: Heart rate: 120.0</text:span></text:p>
      <text:p text:style-name="P9"><text:span text:style-name="T1">2020-11-18T14:57:43.702: Current Epinephrine: 0.7</text:span></text:p>
      <text:p text:style-name="P9"><text:span text:style-name="T1">2020-11-18T14:57:32.622: Infection Invasive Device: No</text:span></text:p>
      <text:p text:style-name="P9"><text:span text:style-name="T1">2020-11-18T14:57:41.683: Using Any Doputamine Currently: No</text:span></text:p>
      <text:p text:style-name="P9"><text:span text:style-name="T1">2020-11-18T14:57:28.581: Is responsive: Yes</text:span></text:p>
      <text:p text:style-name="P9"><text:span text:style-name="T1">2020-11-18T14:57:26.712: Need For Vasopressor Support: No</text:span></text:p>
      <text:p text:style-name="P9"><text:span text:style-name="T1">2020-11-18T14:57:33.631: Infection Recent Surgical Procedure: No</text:span></text:p>
      <text:p text:style-name="P9"><text:span text:style-name="T1">2020-11-18T14:57:48.273: Current Norepinephrine: 0.7</text:span></text:p>
      <text:p text:style-name="P9"><text:span text:style-name="T1">2020-11-18T12:14:04: Respiratory rate: 29.0</text:span></text:p>
      <text:p text:style-name="P9"><text:span text:style-name="T1">2020-11-18T12:14:34: Coagulation Platelets: 23.0</text:span></text:p>
      <text:p text:style-name="P9"><text:span text:style-name="T1">2020-11-18T12:14:04: Temperature: 40.0</text:span></text:p>
      <text:p text:style-name="P9"><text:span text:style-name="T1">2020-11-18T12:14:04: Systolic blood pressure: 89.0</text:span></text:p>
      <text:p text:style-name="P9"><text:span text:style-name="T1">2020-11-18T12:14:34: Liver Bilirubin: 4.0</text:span></text:p>
      <text:p text:style-name="P9"><text:span text:style-name="T1">2020-11-18T14:57:27.617: Is Inpatient Status: No</text:span></text:p>
      <text:p text:style-name="P9"><text:span text:style-name="T1">2020-11-18T14:57:39.109: Current Dopamine: 17.0</text:span></text:p>
      <text:p text:style-name="P9"><text:span text:style-name="T1">2020-11-18T12:14:04: Diastolic blood pressure: 110.0</text:span></text:p>
      <text:p text:style-name="P9"><text:span text:style-name="T1">2020-11-18T14:57:25.463: Is Pregnant: No</text:span></text:p>
      <text:p text:style-name="P9"><text:span text:style-name="T1">2020-11-18T14:57:36.803: Current Respiratory PaOxy/FiOxy: 50.0</text:span></text:p>
      <text:p text:style-name="P9"><text:span text:style-name="T1">2020-11-18T14:57:34.558: is Immunocompromised: Yes</text:span></text:p>
      <text:p text:style-name="P9"><text:span text:style-name="T1">2020-11-18T14:57:51.818: Current Glasgow Coma Scale: 6.0</text:span></text:p>
      <text:p text:style-name="P9"><text:span text:style-name="T1">2020-11-18T14:57:31.672: Infection Skin Wound: No</text:span></text:p>
      <text:p text:style-name="P9"><text:span text:style-name="T1">2020-11-18T14:57:40.145: Using Any Doputamine Baseline: No</text:span></text:p>
      <text:p text:style-name="P9"><text:span text:style-name="T1">2020-11-18T14:57:51.157: Baseline Glasgow Coma Scale: 15.0</text:span></text:p>
      <text:p text:style-name="P9"><text:span text:style-name="T1">2020-11-18T14:57:42.666: Baseline Epinephrine: 0.0</text:span></text:p>
      <text:p text:style-name="P9"><text:span text:style-name="T1">2020-11-18T14:57:35.978: Baseline Respiratory PaOxy/FiOxy: 400.0</text:span></text:p>
      <text:p text:style-name="P9"><text:span text:style-name="T1">2020-11-18T14:57:37.527: Baseline Dopamine: 3.0</text:span></text:p>
      <text:p text:style-name="P9"><text:span text:style-name="T1">2020-11-18T14:57:46.832: Baseline Norepinephrine: 0.0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17:32.929187392</meta:creation-date>
    <dc:date>2020-11-18T14:58:31.443417452</dc:date>
    <meta:editing-duration>PT4M4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71" meta:word-count="606" meta:character-count="4434" meta:non-whitespace-character-count="3872"/>
  </office:meta>
</office:document-meta>
</file>